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803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fphone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homeaddress</text:p>
          </table:table-cell>
          <table:table-cell table:style-name="ce1" office:value-type="string">
            <text:p>CLAVE</text:p>
          </table:table-cell>
        </table:table-row>
        <table:table-row table:style-name="ro1">
          <table:table-cell office:value-type="string">
            <text:p>MATIAS</text:p>
          </table:table-cell>
          <table:table-cell office:value-type="string">
            <text:p>OLIVERO</text:p>
          </table:table-cell>
          <table:table-cell/>
          <table:table-cell office:value-type="float" office:value="3413261012">
            <text:p>3413261012</text:p>
          </table:table-cell>
          <table:table-cell table:number-columns-repeated="3"/>
        </table:table-row>
        <table:table-row table:style-name="ro2">
          <table:table-cell office:value-type="string">
            <text:p>OLGA</text:p>
          </table:table-cell>
          <table:table-cell office:value-type="string">
            <text:p>MACULEWIEZ</text:p>
          </table:table-cell>
          <table:table-cell/>
          <table:table-cell office:value-type="float" office:value="3413261012">
            <text:p>3413261012</text:p>
          </table:table-cell>
          <table:table-cell table:number-columns-repeated="3"/>
        </table:table-row>
        <table:table-row table:style-name="ro2">
          <table:table-cell office:value-type="string">
            <text:p>DORA</text:p>
          </table:table-cell>
          <table:table-cell office:value-type="string">
            <text:p>MACULEWIEZ</text:p>
          </table:table-cell>
          <table:table-cell/>
          <table:table-cell office:value-type="float" office:value="3413261012">
            <text:p>3413261012</text:p>
          </table:table-cell>
          <table:table-cell table:number-columns-repeated="3"/>
        </table:table-row>
        <table:table-row table:style-name="ro1">
          <table:table-cell office:value-type="string">
            <text:p>HERNAN</text:p>
          </table:table-cell>
          <table:table-cell office:value-type="string">
            <text:p>DOLGIOTTI</text:p>
          </table:table-cell>
          <table:table-cell/>
          <table:table-cell office:value-type="float" office:value="3413261012">
            <text:p>3413261012</text:p>
          </table:table-cell>
          <table:table-cell table:number-columns-repeated="3"/>
        </table:table-row>
        <table:table-row table:style-name="ro1">
          <table:table-cell office:value-type="string">
            <text:p>VERONICA</text:p>
          </table:table-cell>
          <table:table-cell office:value-type="string">
            <text:p>DIB KAB</text:p>
          </table:table-cell>
          <table:table-cell/>
          <table:table-cell office:value-type="float" office:value="3413261012">
            <text:p>3413261012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6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6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6106P0"/>
    </number:currency-style>
    <number:currency-style style:name="N16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6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6107P0"/>
    </number:currency-style>
    <number:currency-style style:name="N16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6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6108P0"/>
    </number:currency-style>
    <number:currency-style style:name="N16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6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6109P0"/>
    </number:currency-style>
    <number:date-style style:name="N16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6111" number:language="es" number:country="AR">
      <number:day number:style="long"/>
      <number:text>-</number:text>
      <number:month number:textual="true"/>
    </number:date-style>
    <number:date-style style:name="N16112" number:language="es" number:country="AR">
      <number:month number:textual="true"/>
      <number:text>-</number:text>
      <number:year/>
    </number:date-style>
    <number:date-style style:name="N16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4P0" style:volatile="true" number:language="es" number:country="AR">
      <number:number number:decimal-places="0" number:min-integer-digits="1" number:grouping="true"/>
    </number:number-style>
    <number:number-style style:name="N16114" number:language="es" number:country="AR">
      <number:text>-</number:text>
      <number:number number:decimal-places="0" number:min-integer-digits="1" number:grouping="true"/>
      <style:map style:condition="value()&gt;=0" style:apply-style-name="N16114P0"/>
    </number:number-style>
    <number:number-style style:name="N16115P0" style:volatile="true" number:language="es" number:country="AR">
      <number:number number:decimal-places="0" number:min-integer-digits="1" number:grouping="true"/>
    </number:number-style>
    <number:number-style style:name="N16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6115P0"/>
    </number:number-style>
    <number:number-style style:name="N16116P0" style:volatile="true" number:language="es" number:country="AR">
      <number:number number:decimal-places="2" number:min-integer-digits="1" number:grouping="true"/>
    </number:number-style>
    <number:number-style style:name="N16116" number:language="es" number:country="AR">
      <number:text>-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s" number:country="AR">
      <number:number number:decimal-places="2" number:min-integer-digits="1" number:grouping="true"/>
    </number:number-style>
    <number:number-style style:name="N16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6117P0"/>
    </number:number-style>
    <number:number-style style:name="N16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16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16118P2" style:volatile="true" number:language="es" number:country="AR">
      <number:text> - </number:text>
    </number:number-style>
    <number:text-style style:name="N16118" number:language="es" number:country="AR">
      <number:text> </number:text>
      <number:text-content/>
      <number:text> </number:text>
      <style:map style:condition="value()&gt;0" style:apply-style-name="N16118P0"/>
      <style:map style:condition="value()&lt;0" style:apply-style-name="N16118P1"/>
      <style:map style:condition="value()=0" style:apply-style-name="N16118P2"/>
    </number:text-style>
    <number:currency-style style:name="N16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16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16119P2" style:volatile="true" number:language="es" number:country="AR">
      <number:text> </number:text>
      <number:currency-symbol/>
      <number:text> - </number:text>
    </number:currency-style>
    <number:text-style style:name="N16119" number:language="es" number:country="AR">
      <number:text> </number:text>
      <number:text-content/>
      <number:text> </number:text>
      <style:map style:condition="value()&gt;0" style:apply-style-name="N16119P0"/>
      <style:map style:condition="value()&lt;0" style:apply-style-name="N16119P1"/>
      <style:map style:condition="value()=0" style:apply-style-name="N16119P2"/>
    </number:text-style>
    <number:number-style style:name="N16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16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16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16120" number:language="es" number:country="AR">
      <number:text> </number:text>
      <number:text-content/>
      <number:text> </number:text>
      <style:map style:condition="value()&gt;0" style:apply-style-name="N16120P0"/>
      <style:map style:condition="value()&lt;0" style:apply-style-name="N16120P1"/>
      <style:map style:condition="value()=0" style:apply-style-name="N16120P2"/>
    </number:text-style>
    <number:currency-style style:name="N16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16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16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16121" number:language="es" number:country="AR">
      <number:text> </number:text>
      <number:text-content/>
      <number:text> </number:text>
      <style:map style:condition="value()&gt;0" style:apply-style-name="N16121P0"/>
      <style:map style:condition="value()&lt;0" style:apply-style-name="N16121P1"/>
      <style:map style:condition="value()=0" style:apply-style-name="N16121P2"/>
    </number:text-style>
    <number:time-style style:name="N16122" number:language="es" number:country="AR">
      <number:minutes number:style="long"/>
      <number:text>:</number:text>
      <number:seconds number:style="long"/>
    </number:time-style>
    <number:time-style style:name="N16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4" number:language="es" number:country="AR">
      <number:minutes number:style="long"/>
      <number:text>:</number:text>
      <number:seconds number:style="long" number:decimal-places="1"/>
    </number:time-style>
    <number:number-style style:name="N16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1">31/03/2021</text:date>, <text:time>16:1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Guardon</meta:initial-creator>
    <meta:creation-date>2021-03-31T16:10:39</meta:creation-date>
    <dc:date>2021-03-31T16:11:37</dc:date>
    <dc:creator>Lucas Guardon</dc:creator>
    <meta:editing-duration>PT58S</meta:editing-duration>
    <meta:editing-cycles>1</meta:editing-cycles>
    <meta:document-statistic meta:table-count="3" meta:cell-count="22" meta:object-count="0"/>
    <meta:generator>OpenOffice/4.1.9$Unix OpenOffice.org_project/419m1$Build-9805</meta:generator>
  </office:meta>
</office:document-meta>
</file>